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.0972in" loext:contextual-spacing="false" fo:line-height="140%" fo:text-align="start" style:justify-single-word="false" fo:orphans="2" fo:widows="2" fo:text-indent="0in" style:auto-text-indent="false"/>
      <style:text-properties fo:font-variant="normal" fo:text-transform="none" fo:color="#000000" style:font-name="Open Sans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edureka.co/blog/supervised-learning/" text:style-name="Internet_20_link" text:visited-style-name="Visited_20_Internet_20_Link">https://www.edureka.co/blog/supervised-learning/</text:a></text:p>
      <text:p text:style-name="Standard"/>
      <text:p text:style-name="Standard">**********************************************************************************</text:p>
      <text:h text:style-name="P1" text:outline-level="1">What is Supervised Learning and its different types?</text:h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12-17T00:18:12.491000000</dc:date>
    <meta:editing-duration>PT5M11S</meta:editing-duration>
    <meta:editing-cycles>1</meta:editing-cycles>
    <meta:document-statistic meta:table-count="0" meta:image-count="0" meta:object-count="0" meta:page-count="1" meta:paragraph-count="3" meta:word-count="10" meta:character-count="182" meta:non-whitespace-character-count="175"/>
  </office:meta>
</office:document-meta>
</file>